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0.3333in"/>
    </style:style>
    <style:style style:name="Table2.B" style:family="table-column">
      <style:table-column-properties style:column-width="5.91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5.87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813in" fo:margin-left="0in" fo:margin-top="0in" fo:margin-bottom="0in" table:align="left"/>
    </style:style>
    <style:style style:name="Table4.A" style:family="table-column">
      <style:table-column-properties style:column-width="0.6972in"/>
    </style:style>
    <style:style style:name="Table4.B" style:family="table-column">
      <style:table-column-properties style:column-width="3.4271in"/>
    </style:style>
    <style:style style:name="Table4.C" style:family="table-column">
      <style:table-column-properties style:column-width="2.156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2188in"/>
    </style:style>
    <style:style style:name="Table5.B" style:family="table-column">
      <style:table-column-properties style:column-width="1.030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6146in" fo:margin-left="0in" fo:margin-top="0in" fo:margin-bottom="0in" table:align="left"/>
    </style:style>
    <style:style style:name="Table8.A" style:family="table-column">
      <style:table-column-properties style:column-width="0.9583in"/>
    </style:style>
    <style:style style:name="Table8.B" style:family="table-column">
      <style:table-column-properties style:column-width="2.8125in"/>
    </style:style>
    <style:style style:name="Table8.C" style:family="table-column">
      <style:table-column-properties style:column-width="2.843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C2" style:family="table-cell">
      <style:table-cell-properties style:vertical-align="" fo:padding="0.0694in" fo:border="1pt solid #000000"/>
    </style:style>
    <style:style style:name="Table8.A3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8.C3" style:family="table-cell">
      <style:table-cell-properties style:vertical-align="" fo:padding="0.0694in" fo:border="1pt solid #000000"/>
    </style:style>
    <style:style style:name="Table8.A4" style:family="table-cell">
      <style:table-cell-properties style:vertical-align="" fo:padding="0.0694in" fo:border="1pt solid #000000"/>
    </style:style>
    <style:style style:name="Table8.B4" style:family="table-cell">
      <style:table-cell-properties style:vertical-align="" fo:padding="0.0694in" fo:border="1pt solid #000000"/>
    </style:style>
    <style:style style:name="Table8.C4" style:family="table-cell">
      <style:table-cell-properties style:vertical-align="" fo:padding="0.0694in" fo:border="1pt solid #000000"/>
    </style:style>
    <style:style style:name="Table8.A5" style:family="table-cell">
      <style:table-cell-properties style:vertical-align="" fo:padding="0.0694in" fo:border="1pt solid #000000"/>
    </style:style>
    <style:style style:name="Table8.B5" style:family="table-cell">
      <style:table-cell-properties style:vertical-align="" fo:padding="0.0694in" fo:border="1pt solid #000000"/>
    </style:style>
    <style:style style:name="Table8.C5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line-height="100%"/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Heading_20_1" style:master-page-name="Standard">
      <style:paragraph-properties fo:margin-left="0in" fo:margin-right="0in" fo:text-indent="0in" style:auto-text-indent="false" style:page-number="1"/>
    </style:style>
    <style:style style:name="P11" style:family="paragraph" style:parent-style-name="Heading_20_1">
      <style:paragraph-properties fo:margin-top="0.25in" fo:margin-bottom="0.0835in" loext:contextual-spacing="false" fo:line-height="100%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tar4ou805n1o"/>3-monthly user research and interface report template</text:p>
      <text:p text:style-name="Standard">Reference document: User research and interface guidelines </text:p>
      <text:p text:style-name="Standard"/>
      <text:p text:style-name="Standard">This report should be submitted to <text:a xlink:type="simple" xlink:href="mailto:idp_assurance@digital.cabinet-office.gov.uk" text:style-name="ListLabel_20_10" text:visited-style-name="ListLabel_20_10"><text:span text:style-name="T1">idp_assurance@digital.cabinet-office.gov.uk</text:span></text:a></text:p>
      <text:p text:style-name="Standard">Dates of submission to be advised</text:p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2">Report ID (for GDS only): 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Identity provider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span text:style-name="T2">Date of submission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span text:style-name="T2">Period covered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1"/>
      <text:p text:style-name="Heading_20_2"><text:bookmark text:name="_mx3atp736inh"/>Plans for next 3 months</text:p>
      <text:p text:style-name="Standard"/>
      <text:p text:style-name="Standard"><text:span text:style-name="T2">Are you planning any user interface changes in the next 3 months? If so we would like to understand what those are.</text:span></text:p>
      <text:p text:style-name="Standard"/>
      <text:p text:style-name="Standard"><text:soft-page-break/>Please list all planned user interface changes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span text:style-name="T2">Planned change</text:span> (if possible include the reason for the change, the date of implementation, and how you are planning to evaluate the impact of the change)</text:p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><text:span text:style-name="T2">Do you have any research activities <text:s/>planned for the next 3 months?</text:span> (any research questions you are planning to answer, and how you are planning to answer them, for example through A/B tests or qualitative research)</text:p>
      <text:p text:style-name="Standard"/>
      <text:p text:style-name="Standard">Please list all activities: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<text:span text:style-name="T2">Planned research activity </text:span>(include as much detail as you currently have, including your research questions and methodology)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Heading_20_2"><text:bookmark text:name="_pm07dsyp632y"/>Log of implemented user interface changes in last 3 month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"><text:span text:style-name="T2">Date of change</text:span></text:p>
          </table:table-cell>
          <table:table-cell table:style-name="Table4.A1" office:value-type="string">
            <text:p text:style-name="P3"><text:span text:style-name="T2">Change<text:line-break/></text:span>(include before/after screenshots where relevant, and say whether you followed any existing patterns)</text:p>
          </table:table-cell>
          <table:table-cell table:style-name="Table4.A1" office:value-type="string">
            <text:p text:style-name="P3"><text:span text:style-name="T2">Name of research project<text:line-break/></text:span>(if applicable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<text:span text:style-name="T2">Have you created a Welsh version of the complete journey? </text:span>Yes/No</text:p>
          </table:table-cell>
          <table:table-cell table:style-name="Table5.A1" office:value-type="string">
            <text:p text:style-name="P6"/>
          </table:table-cell>
        </table:table-row>
      </table:table>
      <text:p text:style-name="Standard"/>
      <text:p text:style-name="Heading_20_2"><text:bookmark text:name="_jnlurc8eypjt"/>Research projects in last 3 months</text:p>
      <text:p text:style-name="Standard"/>
      <text:p text:style-name="Standard">As outlined in clause B.14.5 of the Service Delivery Requirements, every three months identity provides need to submit a report describing their user research activities. Please provide an overview of the research you have carried out in the last 3 months. This should include both quantitative (such as A/B tests) and qualitative research (usability testing).</text:p>
      <text:p text:style-name="Standard"/>
      <text:p text:style-name="Standard">For each research project, please fill out one of the templates below:</text:p>
      <text:list xml:id="list3733306020" text:style-name="WWNum1">
        <text:list-item>
          <text:p text:style-name="P8">Research using recruit participants (usability testing) </text:p>
        </text:list-item>
        <text:list-item>
          <text:p text:style-name="P8">Research on the live service (such as A/B testing) </text:p>
        </text:list-item>
      </text:list>
      <text:p text:style-name="Standard"/>
      <text:p text:style-name="Standard">Please use a new copy of the relevant template for each project you’ve done.</text:p>
      <text:p text:style-name="Heading_20_3"><text:bookmark text:name="_xqcorertz3k9"/>Research using recruited participants (usability testing)</text:p>
      <text:p text:style-name="Standard"/>
      <text:p text:style-name="Standard">Per research project, please provid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2">Name of research project</text:span></text:p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><text:span text:style-name="T2">Date(s) of research</text:span></text:p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o carried out the research? </text:span>(in-house or external agency?)</text:p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at hypotheses and research questions were you trying to answer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at research methodology/methodologies did you use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ich journeys did you test? </text:span>(LOA1 or LOA2; 1-doc or 2-doc; success, failure, uplift; with or without mobile app)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ich device(s) did you test with? </text:span>(laptops, tablets, mobile phones, operating systems, browsers, assistive technologies)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How many participants did you test with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What recruitment criteria did you use? </text:span>(how many people with low digital confidence, range of age, socio-economic status and access needs, using assistive technology)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Summary of findings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ext:soft-page-break/>
        <table:table-row table:style-name="Table6.1">
          <table:table-cell table:style-name="Table6.A1" office:value-type="string">
            <text:p text:style-name="Standard"><text:span text:style-name="T2">What was done or will be done based on the findings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If you have implemented or are planning to implement a change, how are you ensuring your service meets (a minimum of) level AA of the most recent Web Content Accessibility Guidelines?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p text:style-name="Standard"><text:span text:style-name="T2">If possible, please include the full findings report - this should be returned to us as a PDF or similar attachment</text:span></text:p>
          </table:table-cell>
        </table:table-row>
      </table:table>
      <text:p text:style-name="Standard"/>
      <text:p text:style-name="Standard"/>
      <text:p text:style-name="Heading_20_3"><text:bookmark text:name="_gu0bf5ydkh0d"/>Data analysis research (such as A/B test or multivariate test)</text:p>
      <text:p text:style-name="Heading_20_3"><text:bookmark text:name="_4t4hp3u6xotj"/><text:span text:style-name="T4">Per test, please provide:</text:span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"><text:span text:style-name="T2">Name of test</text:span>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3"><text:span text:style-name="T2">Date and time test started 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Standard"><text:span text:style-name="T2">Date and time test ended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2"><text:span text:style-name="T2">What hypothesis were you trying to answer?</text:span></text:p>
          </table:table-cell>
        </table:table-row>
        <table:table-row table:style-name="Table7.1"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<text:span text:style-name="T2">Traffic split % 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3"><text:span text:style-name="T2">How many users were shown the variant?</text:span>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Standard"><text:span text:style-name="T2">Which journey or page did you change (please provide relevant screenshots for the original page and the variant)? </text:span></text:p>
          </table:table-cell>
        </table:table-row>
        <table:table-row table:style-name="Table7.1"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3"><text:span text:style-name="T2">Was the result statistically significant?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3"><text:span text:style-name="T2">Summary of findings</text:span>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  <table:table-row table:style-name="Table7.1">
          <table:table-cell table:style-name="Table7.A1" office:value-type="string">
            <text:p text:style-name="P3"><text:span text:style-name="T2">Summary of next steps </text:span>(for example,when the change will be implemented)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</table:table-row>
      </table:table>
      <text:p text:style-name="Standard"/>
      <text:p text:style-name="P9"/>
      <text:p text:style-name="Standard"/>
      <text:p text:style-name="Standard"/>
      <text:p text:style-name="P11"><text:bookmark text:name="_6xcd4vphgbvg"/><text:span text:style-name="T5">Version control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Date</text:p>
          </table:table-cell>
          <table:table-cell table:style-name="Table8.A1" office:value-type="string">
            <text:p text:style-name="P3">Changes</text:p>
          </table:table-cell>
          <table:table-cell table:style-name="Table8.A1" office:value-type="string">
            <text:p text:style-name="P3">Purpose</text:p>
          </table:table-cell>
        </table:table-row>
        <table:table-row table:style-name="Table8.2">
          <table:table-cell table:style-name="Table8.A2" office:value-type="string">
            <text:p text:style-name="P3">Oct 2018</text:p>
          </table:table-cell>
          <table:table-cell table:style-name="Table8.B2" office:value-type="string">
            <text:p text:style-name="P3">First release</text:p>
          </table:table-cell>
          <table:table-cell table:style-name="Table8.C2" office:value-type="string">
            <text:p text:style-name="P3">For new contract</text:p>
          </table:table-cell>
        </table:table-row>
        <table:table-row table:style-name="Table8.1">
          <table:table-cell table:style-name="Table8.A3" office:value-type="string">
            <text:p text:style-name="P3">21/02/2019</text:p>
          </table:table-cell>
          <table:table-cell table:style-name="Table8.B3" office:value-type="string">
            <text:p text:style-name="P3">Question added about Welsh translation.</text:p>
            <text:p text:style-name="P3">Question added about using existing patterns.</text:p>
            <text:p text:style-name="P3">Request for screenshots in A/B tests</text:p>
          </table:table-cell>
          <table:table-cell table:style-name="Table8.C3" office:value-type="string">
            <text:p text:style-name="P3">For publication</text:p>
          </table:table-cell>
        </table:table-row>
        <table:table-row table:style-name="Table8.1">
          <table:table-cell table:style-name="Table8.A4" office:value-type="string">
            <text:p text:style-name="P3">14/08/2019</text:p>
          </table:table-cell>
          <table:table-cell table:style-name="Table8.B4" office:value-type="string">
            <text:p text:style-name="P3">Copy edit and style</text:p>
          </table:table-cell>
          <table:table-cell table:style-name="Table8.C4" office:value-type="string">
            <text:p text:style-name="P3">Ahead of enforcement</text:p>
          </table:table-cell>
        </table:table-row>
        <table:table-row table:style-name="Table8.1">
          <table:table-cell table:style-name="Table8.A5" office:value-type="string">
            <text:p text:style-name="P3"/>
          </table:table-cell>
          <table:table-cell table:style-name="Table8.B5" office:value-type="string">
            <text:p text:style-name="P3"/>
          </table:table-cell>
          <table:table-cell table:style-name="Table8.C5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6" meta:paragraph-count="74" meta:word-count="605" meta:character-count="3820" meta:non-whitespace-character-count="3283"/>
    <meta:generator>LibreOfficeDev/6.0.5.2$Linux_X86_64 LibreOffice_project/</meta:generator>
  </office:meta>
</office:document-meta>
</file>